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4">Secur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text:span>:</text:p>
      <text:p text:style-name="P5"/>
      <text:p text:style-name="P10"><text:bookmark text:name="FirstConnection"/>1. FAILURE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
      <text:p text:style-name="P10"><text:bookmark text:name="SecondConnection"/><text:line-break/>2. FAILURE - Second telnet connection to port 6200 failed. If the first connection suceeded, but the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
      <text:p text:style-name="P10"><text:bookmark text:name="IfRoot"/><text:line-break/>3. FAILURE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1:01.040788092</dc:date>
    <meta:editing-duration>PT22M36S</meta:editing-duration>
    <meta:editing-cycles>7</meta:editing-cycles>
    <meta:generator>LibreOffice/24.2.0.3$Linux_X86_64 LibreOffice_project/420$Build-3</meta:generator>
    <meta:document-statistic meta:table-count="0" meta:image-count="0" meta:object-count="0" meta:page-count="2" meta:paragraph-count="26" meta:word-count="755" meta:character-count="4408" meta:non-whitespace-character-count="3671"/>
  </office:meta>
</office:document-meta>
</file>